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6" table:default-cell-style-name="ce4"/>
        <table:table-row table:style-name="ro1"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c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b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a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a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0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fd</text:p>
          </table:table-cell>
          <table:table-cell office:value-type="float" office:value="93" calcext:value-type="float">
            <text:p>9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cc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c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3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07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2f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b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c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f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f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d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7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a8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f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9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a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d2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0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5f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3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d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d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b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db 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c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e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c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6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e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0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a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a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0e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9e 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f8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8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ce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f 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6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 style:data-style-name="N2" text:time-value="18:38:45.716751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8:12:05.444392577</meta:creation-date>
    <dc:date>2018-10-01T18:38:57.533986392</dc:date>
    <meta:editing-duration>PT5M49S</meta:editing-duration>
    <meta:editing-cycles>3</meta:editing-cycles>
    <meta:generator>LibreOffice/6.0.6.2$Linux_X86_64 LibreOffice_project/00m0$Build-2</meta:generator>
    <meta:document-statistic meta:table-count="1" meta:cell-count="288" meta:object-count="0"/>
  </office:meta>
</office:document-meta>
</file>